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5.45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8.30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fo:font-size="10pt" style:font-name-asian="Calibri1" style:font-size-asian="10pt" style:font-name-complex="Calibri1" style:font-size-complex="10pt"/>
    </style:style>
    <style:style style:name="ce3" style:family="table-cell" style:parent-style-name="Default" style:data-style-name="N0">
      <style:table-cell-properties fo:background-color="#d9d9d9" fo:border="0.06pt solid #000000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Tabellenmodell Feriendorfverwaltungssyst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NTAL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Visit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Me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icPrice</text:p>
          </table:table-cell>
          <table:table-cell office:value-type="string" calcext:value-type="string">
            <text:p>decimal(7,2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30, 60 (Überprüfung der Regel durch Objektverwalt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um('R','N','C','D','M', 'B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R (Renovation), N (New Building), C (Completed), D (Demolition), M (Maintenance), B (Block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REA.Are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r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SORT.Resort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PPARTMEN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tmen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cony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mnumb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US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ce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EANING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aning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ing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EMP.Emp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INTENANC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tenanc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enance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airProtoco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EMP.Emp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enum('F','O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F (Finnished) O (Open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UCCHANG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nedEnd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nedCosts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Costs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ftServ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emdschlüssel -&gt; CRAFTSERV.CraftServ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ERSO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wordHash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ountType</text:p>
          </table:table-cell>
          <table:table-cell office:value-type="string" calcext:value-type="string">
            <text:p>enum('A’,‘G’,‘E’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A (Admin), G (Guest), E (Employee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MP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r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SORT.Resort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emdschlüssel -&gt; EMP.Emp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GUES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s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ERSONMOD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Mod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PERSON.Perso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ID</text:p>
          </table:table-cell>
          <table:table-cell table:style-name="ce5"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MODE.Mode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DE 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enum('A','C','M','Mgr','R','B','G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A (Admin), C (Cleaning), M (Maintenance), Mgr (Manager), R (Rental), B (Booking), G (Gues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NewEmp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NewGuest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CleaningPlan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DamageRepair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Repair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Repair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ctivate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novation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Renovation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Renovation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NewBuilding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NewBuilding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seNewBuildingProcess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NewBuildingRental</text:p>
          </table:table-cell>
          <table:table-cell office:value-type="string" calcext:value-type="string">
            <text:p>enum('Y','N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Y (Yes), N (No)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" office:value-type="string" calcext:value-type="string">
            <text:p>ADDR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numb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ipCode</text:p>
          </table:table-cell>
          <table:table-cell office:value-type="string" calcext:value-type="string">
            <text:p>char(5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OOKING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ing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Book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DateR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DateR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mentStatus</text:p>
          </table:table-cell>
          <table:table-cell office:value-type="string" calcext:value-type="string">
            <text:p>enum('O','P','C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O (Open), P (Payed), C (Cancelle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s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GUEST.Guest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OOKINGDETAIL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ingDetai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ing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BOOKING.Booking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a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RENTAL.Rent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charg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SURCHARGE.Surcharge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Price</text:p>
          </table:table-cell>
          <table:table-cell office:value-type="string" calcext:value-type="string">
            <text:p>decimal(10,2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num('R','B','C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R (Reserved), B (Booked), C (Cancelle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RCHARGE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charg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SEASON.Seaso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REA.Are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OfVisitor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EASON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so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um('S', 'W','O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S (Summer), W (Winter), O (Offseason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REA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um('M', 'O', 'C'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Werte: M (Mountain), O (Ocean), C (City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RESOR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r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RAFTSERV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palte</text:p>
          </table:table-cell>
          <table:table-cell table:style-name="ce3" office:value-type="string" calcext:value-type="string">
            <text:p>Datentyp/Länge</text:p>
          </table:table-cell>
          <table:table-cell table:style-name="ce3" office:value-type="string" calcext:value-type="string">
            <text:p>Null-Option</text:p>
          </table:table-cell>
          <table:table-cell table:style-name="ce3" office:value-type="string" calcext:value-type="string">
            <text:p>Bedingun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ftServ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rimärschlüssel; autoink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remdschlüssel -&gt; ADDR.Addr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x</meta:initial-creator>
    <meta:creation-date>2022-06-14T13:01:05Z</meta:creation-date>
    <dc:date>2023-01-05T10:57:23.834198399</dc:date>
    <meta:editing-cycles>6</meta:editing-cycles>
    <meta:editing-duration>PT13M23S</meta:editing-duration>
    <meta:document-statistic meta:table-count="1" meta:cell-count="531" meta:object-count="0"/>
    <meta:user-defined meta:name="AppVersion">16.0300</meta:user-defined>
  </office:meta>
</office:document-meta>
</file>